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use admin;</text:p>
      <text:p text:style-name="Standard">switched to db admin</text:p>
      <text:p text:style-name="Standard">&gt; db.createUser({"user":"admin","pwd":"admin","roles":["readWriteAnyDatabase","dbAdminAnyDatabase","userAdminAnyDatabase"]});</text:p>
      <text:p text:style-name="Standard">Successfully added user: {</text:p>
      <text:p text:style-name="Standard"><text:tab/>"user" : "admin",</text:p>
      <text:p text:style-name="Standard"><text:tab/>"roles" : [</text:p>
      <text:p text:style-name="Standard"><text:tab/><text:tab/>"readWriteAnyDatabase",</text:p>
      <text:p text:style-name="Standard"><text:tab/><text:tab/>"dbAdminAnyDatabase",</text:p>
      <text:p text:style-name="Standard"><text:tab/><text:tab/>"userAdminAnyDatabase"</text:p>
      <text:p text:style-name="Standard"><text:tab/>]</text:p>
      <text:p text:style-name="Standard">}</text:p>
      <text:p text:style-name="Standard">&gt; db.auth("admin","admin");</text:p>
      <text:p text:style-name="Standard">1</text:p>
      <text:p text:style-name="Standard">&gt; exit</text:p>
      <text:p text:style-name="Standard">bye</text:p>
      <text:p text:style-name="Standard">varsha@varsha-Inspiron-3421:~$ mongo -u admin -p --authenticationDatabase admin</text:p>
      <text:p text:style-name="Standard">MongoDB shell version v3.6.3</text:p>
      <text:p text:style-name="Standard">Enter password: </text:p>
      <text:p text:style-name="Standard">connecting to: mongodb://127.0.0.1:27017</text:p>
      <text:p text:style-name="Standard">MongoDB server version: 3.6.3</text:p>
      <text:p text:style-name="Standard">Server has startup warnings: </text:p>
      <text:p text:style-name="Standard">2019-01-04T11:46:01.240+0530 I STORAGE <text:s/>[initandlisten] </text:p>
      <text:p text:style-name="Standard">2019-01-04T11:46:01.240+0530 I STORAGE <text:s/>[initandlisten] ** WARNING: Using the XFS filesystem is strongly recommended with the WiredTiger storage engine</text:p>
      <text:p text:style-name="Standard">2019-01-04T11:46:01.240+0530 I STORAGE <text:s/>[initandlisten] ** <text:s text:c="9"/>See http://dochub.mongodb.org/core/prodnotes-filesystem</text:p>
      <text:p text:style-name="Standard">2019-01-04T11:46:03.419+0530 I CONTROL <text:s/>[initandlisten] </text:p>
      <text:p text:style-name="Standard">2019-01-04T11:46:03.419+0530 I CONTROL <text:s/>[initandlisten] ** WARNING: Access control is not enabled for the database.</text:p>
      <text:p text:style-name="Standard">2019-01-04T11:46:03.419+0530 I CONTROL <text:s/>[initandlisten] ** <text:s text:c="9"/>Read and write access to data and configuration is unrestricted.</text:p>
      <text:p text:style-name="Standard">2019-01-04T11:46:03.419+0530 I CONTROL <text:s/>[initandlisten] </text:p>
      <text:p text:style-name="Standard">&gt; use student;</text:p>
      <text:p text:style-name="Standard">switched to db student</text:p>
      <text:p text:style-name="Standard">&gt; db.stud.insert({"name":"varsha","city":"pune"});</text:p>
      <text:p text:style-name="Standard">WriteResult({ "nInserted" : 1 })</text:p>
      <text:p text:style-name="Standard">&gt; db.stud.findOne().preety();</text:p>
      <text:p text:style-name="Standard">2019-01-04T12:02:24.116+0530 E QUERY <text:s text:c="3"/>[thread1] TypeError: db.stud.findOne(...).preety is not a function :</text:p>
      <text:p text:style-name="Standard">@(shell):1:1</text:p>
      <text:p text:style-name="Standard">&gt; db.stud.findOne().pretty();</text:p>
      <text:p text:style-name="Standard">2019-01-04T12:06:29.663+0530 E QUERY <text:s text:c="3"/>[thread1] TypeError: db.stud.findOne(...).pretty is not a function :</text:p>
      <text:p text:style-name="Standard">@(shell):1:1</text:p>
      <text:p text:style-name="Standard">&gt; db.stud.find().pretty();</text:p>
      <text:p text:style-name="Standard">{</text:p>
      <text:p text:style-name="Standard"><text:tab/>"_id" : ObjectId("5c2efd88d275a2b0e16bacb1"),</text:p>
      <text:p text:style-name="Standard"><text:tab/>"name" : "varsha",</text:p>
      <text:p text:style-name="Standard"><text:tab/>"city" : "pune"</text:p>
      <text:p text:style-name="Standard">}</text:p>
      <text:p text:style-name="Standard">&gt; db.stud.find();</text:p>
      <text:p text:style-name="Standard"><text:soft-page-break/>{ "_id" : ObjectId("5c2efd88d275a2b0e16bacb1"), "name" : "varsha", "city" : "pune" }</text:p>
      <text:p text:style-name="Standard">&gt; db.stud.findAll();</text:p>
      <text:p text:style-name="Standard">2019-01-04T12:07:06.104+0530 E QUERY <text:s text:c="3"/>[thread1] TypeError: db.stud.findAll is not a function :</text:p>
      <text:p text:style-name="Standard">@(shell):1:1</text:p>
      <text:p text:style-name="Standard">&gt; db.stud.findOne();</text:p>
      <text:p text:style-name="Standard">{</text:p>
      <text:p text:style-name="Standard"><text:tab/>"_id" : ObjectId("5c2efd88d275a2b0e16bacb1"),</text:p>
      <text:p text:style-name="Standard"><text:tab/>"name" : "varsha",</text:p>
      <text:p text:style-name="Standard"><text:tab/>"city" : "pune"</text:p>
      <text:p text:style-name="Standard">}</text:p>
      <text:p text:style-name="Standard">&gt; db.stud.insert({"name":"varsha","city":"pune","address":{"Street":"thergaon","Area":"dattnagar","pin":213456}});</text:p>
      <text:p text:style-name="Standard">WriteResult({ "nInserted" : 1 })</text:p>
      <text:p text:style-name="Standard">&gt; db.stud.find().pretty();</text:p>
      <text:p text:style-name="Standard">{</text:p>
      <text:p text:style-name="Standard"><text:tab/>"_id" : ObjectId("5c2efd88d275a2b0e16bacb1"),</text:p>
      <text:p text:style-name="Standard"><text:tab/>"name" : "varsha",</text:p>
      <text:p text:style-name="Standard"><text:tab/>"city" : "pune"</text:p>
      <text:p text:style-name="Standard">}</text:p>
      <text:p text:style-name="Standard">{</text:p>
      <text:p text:style-name="Standard"><text:tab/>"_id" : ObjectId("5c2eff72d275a2b0e16bacb2"),</text:p>
      <text:p text:style-name="Standard"><text:tab/>"name" : "varsha",</text:p>
      <text:p text:style-name="Standard"><text:tab/>"city" : "pune",</text:p>
      <text:p text:style-name="Standard"><text:tab/>"address" : {</text:p>
      <text:p text:style-name="Standard"><text:tab/><text:tab/>"Street" : "thergaon",</text:p>
      <text:p text:style-name="Standard"><text:tab/><text:tab/>"Area" : "dattnagar",</text:p>
      <text:p text:style-name="Standard"><text:tab/><text:tab/>"pin" : 213456</text:p>
      <text:p text:style-name="Standard"><text:tab/>}</text:p>
      <text:p text:style-name="Standard">}</text:p>
      <text:p text:style-name="Standard">&gt; db.stud.insert({"name":"varsha","city":"pune","address":[{"Street":"thergaon","Area":"dattnagar","pin":213456},{"Street":"paud road","Area":"Kothrud","pin":543213}]});</text:p>
      <text:p text:style-name="Standard">WriteResult({ "nInserted" : 1 })</text:p>
      <text:p text:style-name="Standard">&gt; db.stud.find().pretty();</text:p>
      <text:p text:style-name="Standard">{</text:p>
      <text:p text:style-name="Standard"><text:tab/>"_id" : ObjectId("5c2efd88d275a2b0e16bacb1"),</text:p>
      <text:p text:style-name="Standard"><text:tab/>"name" : "varsha",</text:p>
      <text:p text:style-name="Standard"><text:tab/>"city" : "pune"</text:p>
      <text:p text:style-name="Standard">}</text:p>
      <text:p text:style-name="Standard">{</text:p>
      <text:p text:style-name="Standard"><text:tab/>"_id" : ObjectId("5c2eff72d275a2b0e16bacb2"),</text:p>
      <text:p text:style-name="Standard"><text:tab/>"name" : "varsha",</text:p>
      <text:p text:style-name="Standard"><text:tab/>"city" : "pune",</text:p>
      <text:p text:style-name="Standard"><text:tab/>"address" : {</text:p>
      <text:p text:style-name="Standard"><text:tab/><text:tab/>"Street" : "thergaon",</text:p>
      <text:p text:style-name="Standard"><text:tab/><text:tab/>"Area" : "dattnagar",</text:p>
      <text:p text:style-name="Standard"><text:tab/><text:tab/>"pin" : 213456</text:p>
      <text:p text:style-name="Standard"><text:tab/>}</text:p>
      <text:p text:style-name="Standard">}</text:p>
      <text:p text:style-name="Standard">{</text:p>
      <text:p text:style-name="Standard"><text:tab/>"_id" : ObjectId("5c2efff0d275a2b0e16bacb3"),</text:p>
      <text:p text:style-name="Standard"><text:soft-page-break/><text:tab/>"name" : "varsha",</text:p>
      <text:p text:style-name="Standard"><text:tab/>"city" : "pune",</text:p>
      <text:p text:style-name="Standard"><text:tab/>"address" : [</text:p>
      <text:p text:style-name="Standard"><text:tab/><text:tab/>{</text:p>
      <text:p text:style-name="Standard"><text:tab/><text:tab/><text:tab/>"Street" : "thergaon",</text:p>
      <text:p text:style-name="Standard"><text:tab/><text:tab/><text:tab/>"Area" : "dattnagar",</text:p>
      <text:p text:style-name="Standard"><text:tab/><text:tab/><text:tab/>"pin" : 213456</text:p>
      <text:p text:style-name="Standard"><text:tab/><text:tab/>},</text:p>
      <text:p text:style-name="Standard"><text:tab/><text:tab/>{</text:p>
      <text:p text:style-name="Standard"><text:tab/><text:tab/><text:tab/>"Street" : "paud road",</text:p>
      <text:p text:style-name="Standard"><text:tab/><text:tab/><text:tab/>"Area" : "Kothrud",</text:p>
      <text:p text:style-name="Standard"><text:tab/><text:tab/><text:tab/>"pin" : 543213</text:p>
      <text:p text:style-name="Standard"><text:tab/><text:tab/>}</text:p>
      <text:p text:style-name="Standard"><text:tab/>]</text:p>
      <text:p text:style-name="Standard">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23:39.876342425</meta:creation-date>
    <dc:date>2019-01-04T13:24:32.701173775</dc:date>
    <meta:editing-duration>PT58S</meta:editing-duration>
    <meta:editing-cycles>1</meta:editing-cycles>
    <meta:document-statistic meta:table-count="0" meta:image-count="0" meta:object-count="0" meta:page-count="3" meta:paragraph-count="109" meta:word-count="343" meta:character-count="3228" meta:non-whitespace-character-count="2880"/>
    <meta:generator>LibreOffice/6.0.7.3$Linux_X86_64 LibreOffice_project/00m0$Build-3</meta:generator>
  </office:meta>
</office:document-meta>
</file>